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1709in"/>
    </style:style>
    <style:style style:name="co3" style:family="table-column">
      <style:table-column-properties fo:break-before="auto" style:column-width="0.9634in"/>
    </style:style>
    <style:style style:name="co4" style:family="table-column">
      <style:table-column-properties fo:break-before="auto" style:column-width="0.9063in"/>
    </style:style>
    <style:style style:name="co6" style:family="table-column">
      <style:table-column-properties fo:break-before="auto" style:column-width="1.848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row table:style-name="ro1">
          <table:table-cell office:value-type="string">
            <text:p>Chapter </text:p>
          </table:table-cell>
          <table:table-cell office:value-type="string">
            <text:p>Exercise</text:p>
          </table:table-cell>
          <table:table-cell office:value-type="string">
            <text:p>Status</text:p>
          </table:table-cell>
          <table:table-cell office:value-type="string">
            <text:p>Description</text:p>
          </table:table-cell>
        </table:table-row>
        <table:table-row table:style-name="ro1" table:number-rows-repeated="6">
          <table:table-cell table:number-columns-repeated="4"/>
        </table:table-row>
        <table:table-row table:style-name="ro1">
          <table:table-cell office:value-type="string">
            <text:p>7 – Visualization</text:p>
          </table:table-cell>
          <table:table-cell office:value-type="string">
            <text:p>Chipotle</text:p>
          </table:table-cell>
          <table:table-cell office:value-type="string">
            <text:p>Done</text:p>
          </table:table-cell>
          <table:table-cell/>
        </table:table-row>
        <table:table-row table:style-name="ro1">
          <table:table-cell office:value-type="string">
            <text:p>7 – Visualization</text:p>
          </table:table-cell>
          <table:table-cell office:value-type="string">
            <text:p>Online_Retail</text:p>
          </table:table-cell>
          <table:table-cell office:value-type="string">
            <text:p>Revisit</text:p>
          </table:table-cell>
          <table:table-cell office:value-type="string">
            <text:p>Almost done</text:p>
          </table:table-cell>
        </table:table-row>
        <table:table-row table:style-name="ro1">
          <table:table-cell office:value-type="string">
            <text:p>7 – Visualization</text:p>
          </table:table-cell>
          <table:table-cell office:value-type="string">
            <text:p>Scores</text:p>
          </table:table-cell>
          <table:table-cell office:value-type="string">
            <text:p>Done</text:p>
          </table:table-cell>
          <table:table-cell/>
        </table:table-row>
        <table:table-row table:style-name="ro1">
          <table:table-cell office:value-type="string">
            <text:p>7 – Visualization</text:p>
          </table:table-cell>
          <table:table-cell office:value-type="string">
            <text:p>Tips</text:p>
          </table:table-cell>
          <table:table-cell office:value-type="string">
            <text:p>Started</text:p>
          </table:table-cell>
          <table:table-cell/>
        </table:table-row>
      </table:table>
      <table:table table:name="Sheet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1-12">11/12/2020</text:date>, <text:time>19:09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w Block</meta:initial-creator>
    <meta:creation-date>2020-11-10T19:34:56.88</meta:creation-date>
    <meta:generator>OpenOffice/4.1.6$Win32 OpenOffice.org_project/416m1$Build-9790</meta:generator>
    <dc:date>2020-11-12T19:09:24.67</dc:date>
    <dc:creator>Andrew Block</dc:creator>
    <meta:editing-duration>PT17H8M3S</meta:editing-duration>
    <meta:editing-cycles>4</meta:editing-cycles>
    <meta:document-statistic meta:table-count="3" meta:cell-count="17" meta:object-count="0"/>
  </office:meta>
</office:document-meta>
</file>